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2">
      <style:text-properties fo:font-weight="normal" style:font-weight-asian="normal" style:font-weight-complex="normal"/>
    </style:style>
    <style:style style:name="P3" style:family="paragraph" style:parent-style-name="Standard" style:list-style-name="L5">
      <style:text-properties fo:font-weight="normal" style:font-weight-asian="normal" style:font-weight-complex="normal"/>
    </style:style>
    <style:style style:name="P4" style:family="paragraph" style:parent-style-name="Standard" style:list-style-name="L6">
      <style:text-properties fo:font-weight="normal" style:font-weight-asian="normal" style:font-weight-complex="normal"/>
    </style:style>
    <style:style style:name="P5" style:family="paragraph" style:parent-style-name="Standard" style:list-style-name="L8">
      <style:text-properties fo:font-weight="normal" style:font-weight-asian="normal" style:font-weight-complex="normal"/>
    </style:style>
    <style:style style:name="P6" style:family="paragraph" style:parent-style-name="Standard">
      <style:paragraph-properties fo:break-before="page"/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ile Processes</text:p>
      <text:p text:style-name="P1"/>
      <text:p text:style-name="P1">manifesto: </text:p>
      <text:list xml:id="list370458415" text:style-name="L2">
        <text:list-item>
          <text:p text:style-name="P2">we value individuals and interactions over processes and tasks;</text:p>
        </text:list-item>
        <text:list-item>
          <text:p text:style-name="P2">working software over comprehensive documentation; </text:p>
        </text:list-item>
        <text:list-item>
          <text:p text:style-name="P2">customer collaboration over contract negotiation; </text:p>
        </text:list-item>
        <text:list-item>
          <text:p text:style-name="P2">responding to change over following a plan</text:p>
        </text:list-item>
      </text:list>
      <text:p text:style-name="P1"/>
      <text:p text:style-name="P1">characteristics: </text:p>
      <text:p text:style-name="P1"><text:tab/>a) short releases and iterations (2-4 years rather than 1-5 years); </text:p>
      <text:p text:style-name="P1"><text:tab/>b) incremental design (delay design decisions); </text:p>
      <text:p text:style-name="P1"><text:tab/>c) user involvement (constant customer feedback);</text:p>
      <text:p text:style-name="P1"><text:tab/>d) minimal documentation (source code is a big part); </text:p>
      <text:p text:style-name="P1"><text:tab/>e) informal communication; </text:p>
      <text:p text:style-name="P1"><text:tab/>f) change (requirements change)</text:p>
      <text:p text:style-name="P1"/>
      <text:p text:style-name="P1">An agile methodology: extreme programming:</text:p>
      <text:list xml:id="list1753366065" text:style-name="L5">
        <text:list-item>
          <text:p text:style-name="P3">short releases</text:p>
        </text:list-item>
        <text:list-item>
          <text:p text:style-name="P3">metaphor</text:p>
        </text:list-item>
        <text:list-item>
          <text:p text:style-name="P3">test-driven development</text:p>
        </text:list-item>
        <text:list-item>
          <text:p text:style-name="P3">refactoring</text:p>
        </text:list-item>
        <text:list-item>
          <text:p text:style-name="P3">paired programming</text:p>
        </text:list-item>
        <text:list-item>
          <text:p text:style-name="P3">collective ownership</text:p>
        </text:list-item>
        <text:list-item>
          <text:p text:style-name="P3">sustainable pace</text:p>
        </text:list-item>
      </text:list>
      <text:p text:style-name="P1"/>
      <text:p text:style-name="P1">requirements are characteristics that a system/solution must have. They are elicted from the user by the developer, and come in two types:</text:p>
      <text:list xml:id="list1056221276" text:style-name="L6">
        <text:list-item>
          <text:p text:style-name="P4">functional: what the system must do, in terms of inputs and outputs usually</text:p>
        </text:list-item>
        <text:list-item>
          <text:p text:style-name="P4">non-functional: what the system must be: (constraints: what you need; criteria: what you want)</text:p>
        </text:list-item>
      </text:list>
      <text:p text:style-name="P1"/>
      <text:p text:style-name="P1">Valid solutions must meet all constraints. Alternate solutions are compared using criteria.</text:p>
      <text:p text:style-name="P1"/>
      <text:p text:style-name="P6">Outline of a Requirement Document:</text:p>
      <text:p text:style-name="P1"/>
      <text:list xml:id="list1305485232" text:style-name="L8">
        <text:list-item>
          <text:p text:style-name="P5">Introduction</text:p>
          <text:p text:style-name="P5">- problem statement</text:p>
          <text:p text:style-name="P5">- personnel (users, customers, manager, designer, coders)</text:p>
          <text:p text:style-name="P5">- operational setting</text:p>
          <text:p text:style-name="P5">- document conventions</text:p>
        </text:list-item>
        <text:list-item>
          <text:p text:style-name="P5">Functional Requirements</text:p>
          <text:p text:style-name="P5">- user interface</text:p>
          <text:p text:style-name="P5">- system-specific requirements</text:p>
        </text:list-item>
        <text:list-item>
          <text:p text:style-name="P5">Non-functioanl Requirements</text:p>
          <text:p text:style-name="P5">- constraints (code size, language, time, cost)</text:p>
          <text:p text:style-name="P5">- criteria (speed, reliability, safety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dy Maguire</meta:initial-creator>
    <meta:creation-date>2010-09-21T11:32:19</meta:creation-date>
    <meta:generator>OpenOffice.org/3.2$Unix OpenOffice.org_project/320m19$Build-9505</meta:generator>
    <dc:date>2010-11-02T12:24:29</dc:date>
    <dc:creator>Sandy Maguire</dc:creator>
    <meta:editing-duration>PT03H49M08S</meta:editing-duration>
    <meta:editing-cycles>86</meta:editing-cycles>
    <meta:document-statistic meta:table-count="0" meta:image-count="0" meta:object-count="0" meta:page-count="2" meta:paragraph-count="37" meta:word-count="207" meta:character-count="1454"/>
  </office:meta>
</office:document-meta>
</file>